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erif" fo:font-size="12pt" officeooo:rsid="000f6dcd" officeooo:paragraph-rsid="000f6dcd" style:font-size-asian="12pt" style:font-size-complex="12pt"/>
    </style:style>
    <style:style style:name="P2" style:family="paragraph" style:parent-style-name="Standard">
      <style:text-properties fo:font-variant="normal" fo:text-transform="none" fo:color="#000000" style:text-line-through-style="none" style:text-line-through-type="none" style:font-name="DejaVu Serif" fo:font-size="16pt" fo:letter-spacing="normal" fo:language="pl" fo:country="PL" fo:font-style="normal" style:text-underline-style="solid" style:text-underline-width="auto" style:text-underline-color="font-color" fo:font-weight="normal" officeooo:rsid="0010d89e" officeooo:paragraph-rsid="0010d89e" style:text-blinking="false" style:font-size-asian="16pt" style:font-size-complex="16pt" loext:padding="0cm" loext:border="none"/>
    </style:style>
    <style:style style:name="P3" style:family="paragraph" style:parent-style-name="Standard">
      <style:text-properties fo:font-variant="normal" fo:text-transform="none" fo:color="#000000" style:text-line-through-style="none" style:text-line-through-type="none" style:font-name="DejaVu Serif" fo:font-size="16pt" fo:letter-spacing="normal" fo:language="pl" fo:country="PL" fo:font-style="normal" style:text-underline-style="none" fo:font-weight="normal" officeooo:rsid="0010d89e" officeooo:paragraph-rsid="0010d89e" style:text-blinking="false" style:font-size-asian="16pt" style:font-size-complex="16pt" loext:padding="0cm" loext:border="none"/>
    </style:style>
    <style:style style:name="P4" style:family="paragraph" style:parent-style-name="Standard">
      <style:text-properties fo:font-variant="normal" fo:text-transform="none" fo:color="#000000" style:text-line-through-style="none" style:text-line-through-type="none" style:font-name="DejaVu Serif" fo:font-size="12pt" fo:letter-spacing="normal" fo:language="pl" fo:country="PL" fo:font-style="normal" style:text-underline-style="none" fo:font-weight="normal" officeooo:rsid="000f6dcd" officeooo:paragraph-rsid="000f6dcd" style:text-blinking="false" style:font-size-asian="12pt" style:font-size-complex="12pt" loext:padding="0cm" loext:border="none"/>
    </style:style>
    <style:style style:name="P5" style:family="paragraph" style:parent-style-name="Standard">
      <style:text-properties fo:font-variant="normal" fo:text-transform="none" fo:color="#000000" style:text-line-through-style="none" style:text-line-through-type="none" style:font-name="DejaVu Serif" fo:font-size="12pt" fo:letter-spacing="normal" fo:language="pl" fo:country="PL" fo:font-style="normal" style:text-underline-style="none" fo:font-weight="normal" officeooo:rsid="0010d89e" officeooo:paragraph-rsid="0010d89e" style:text-blinking="false" style:font-size-asian="12pt" style:font-size-complex="12pt" loext:padding="0cm" loext:border="none"/>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none" fo:font-weight="normal" officeooo:rsid="0010d89e" officeooo:paragraph-rsid="0011a873" style:text-blinking="false" style:font-size-asian="12pt" style:font-size-complex="12pt" loext:padding="0cm" loext:border="none"/>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none" fo:font-weight="normal" officeooo:rsid="0011a873" officeooo:paragraph-rsid="0011a873" style:text-blinking="false" style:font-size-asian="12pt" style:font-size-complex="12pt" loext:padding="0cm" loext:border="none"/>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none" fo:font-weight="normal" officeooo:rsid="0012fe67" officeooo:paragraph-rsid="0012fe67" style:text-blinking="false" style:font-size-asian="12pt" style:font-size-complex="12pt" loext:padding="0cm" loext:border="none"/>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solid" style:text-underline-width="auto" style:text-underline-color="font-color" fo:font-weight="normal" officeooo:rsid="0015cd47" officeooo:paragraph-rsid="00181dcb" style:text-blinking="false" style:font-size-asian="16pt" style:font-size-complex="16pt" loext:padding="0cm" loext:border="none"/>
    </style:style>
    <style:style style:name="P10" style:family="paragraph" style:parent-style-name="Standard">
      <style:paragraph-properties fo:text-align="start"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solid" style:text-underline-width="auto" style:text-underline-color="font-color" fo:font-weight="normal" officeooo:rsid="00181dcb" officeooo:paragraph-rsid="00181dcb" style:text-blinking="false" style:font-size-asian="16pt" style:font-size-complex="16pt" loext:padding="0cm" loext:border="none"/>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solid" style:text-underline-width="auto" style:text-underline-color="font-color" fo:font-weight="normal" officeooo:rsid="001a7e5c" officeooo:paragraph-rsid="001a7e5c" style:text-blinking="false" style:font-size-asian="16pt" style:font-size-complex="16pt" loext:padding="0cm" loext:border="none"/>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DejaVu Serif" fo:font-size="12pt" fo:letter-spacing="normal" fo:language="pl" fo:country="PL" fo:font-style="normal" style:text-underline-style="solid" style:text-underline-width="auto" style:text-underline-color="font-color" fo:font-weight="normal" officeooo:rsid="001b0f25" officeooo:paragraph-rsid="001b0f25" style:text-blinking="false" style:font-size-asian="16pt" style:font-size-complex="16pt" loext:padding="0cm" loext:border="none"/>
    </style:style>
    <style:style style:name="P13" style:family="paragraph" style:parent-style-name="Standard">
      <style:text-properties fo:font-variant="normal" fo:text-transform="none" fo:color="#000000" style:text-line-through-style="none" style:text-line-through-type="none" style:font-name="DejaVu Serif" fo:font-size="16pt" fo:letter-spacing="normal" fo:language="pl" fo:country="PL" fo:font-style="normal" style:text-underline-style="none" fo:font-weight="normal" officeooo:rsid="000f6dcd" officeooo:paragraph-rsid="000f6dcd" style:text-blinking="false" style:font-size-asian="16pt" style:font-size-complex="16pt" loext:padding="0cm" loext:border="none"/>
    </style:style>
    <style:style style:name="P14" style:family="paragraph" style:parent-style-name="Standard">
      <style:text-properties fo:font-variant="normal" fo:text-transform="none" fo:color="#000000" style:text-line-through-style="none" style:text-line-through-type="none" style:font-name="DejaVu Serif" fo:font-size="16pt" fo:letter-spacing="normal" fo:language="pl" fo:country="PL" fo:font-style="normal" style:text-underline-style="solid" style:text-underline-width="auto" style:text-underline-color="font-color" fo:font-weight="normal" officeooo:rsid="0010d89e" officeooo:paragraph-rsid="0011a873" style:text-blinking="false" style:font-size-asian="16pt" style:font-size-complex="16pt" loext:padding="0cm" loext:border="none"/>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DejaVu Serif" fo:font-size="16pt" fo:letter-spacing="normal" fo:language="pl" fo:country="PL" fo:font-style="normal" style:text-underline-style="solid" style:text-underline-width="auto" style:text-underline-color="font-color" fo:font-weight="normal" officeooo:rsid="0010d89e" officeooo:paragraph-rsid="00181dcb" style:text-blinking="false" style:font-size-asian="16pt" style:font-size-complex="16pt" loext:padding="0cm" loext:border="none"/>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DejaVu Serif" fo:font-size="24pt" fo:letter-spacing="normal" fo:language="pl" fo:country="PL" fo:font-style="normal" style:text-underline-style="none" fo:font-weight="bold" officeooo:rsid="0010d89e" officeooo:paragraph-rsid="0010d89e" style:text-blinking="false" style:font-size-asian="24pt" style:font-weight-asian="bold" style:font-size-complex="24pt" style:font-weight-complex="bold" loext:padding="0cm" loext:border="none"/>
    </style:style>
    <style:style style:name="P17" style:family="paragraph" style:parent-style-name="Standard">
      <style:paragraph-properties fo:text-align="center" style:justify-single-word="false"/>
      <style:text-properties fo:font-variant="normal" fo:text-transform="none" style:font-name="DejaVu Serif" fo:font-size="12pt" fo:letter-spacing="normal" fo:font-style="normal" fo:font-weight="normal" officeooo:paragraph-rsid="0015cd47"/>
    </style:style>
    <style:style style:name="P18" style:family="paragraph" style:parent-style-name="Standard">
      <style:paragraph-properties fo:text-align="center" style:justify-single-word="false"/>
      <style:text-properties fo:font-variant="normal" fo:text-transform="none" style:font-name="DejaVu Serif" fo:font-size="12pt" fo:letter-spacing="normal" fo:font-style="normal" fo:font-weight="normal" officeooo:rsid="0015cd47" officeooo:paragraph-rsid="0015cd47"/>
    </style:style>
    <style:style style:name="T1" style:family="text">
      <style:text-properties officeooo:rsid="0011a873"/>
    </style:style>
    <style:style style:name="T2" style:family="text">
      <style:text-properties fo:font-weight="bold" style:font-weight-asian="bold" style:font-weight-complex="bold"/>
    </style:style>
    <style:style style:name="T3" style:family="text">
      <style:text-properties fo:font-weight="bold" officeooo:rsid="0011a873" style:font-weight-asian="bold" style:font-weight-complex="bold"/>
    </style:style>
    <style:style style:name="T4" style:family="text">
      <style:text-properties fo:font-weight="bold" officeooo:rsid="0011e035" style:font-weight-asian="bold" style:font-weight-complex="bold"/>
    </style:style>
    <style:style style:name="T5" style:family="text">
      <style:text-properties officeooo:rsid="0011e035"/>
    </style:style>
    <style:style style:name="T6" style:family="text">
      <style:text-properties officeooo:rsid="0012fe67"/>
    </style:style>
    <style:style style:name="T7" style:family="text">
      <style:text-properties officeooo:rsid="0014e004"/>
    </style:style>
    <style:style style:name="T8" style:family="text">
      <style:text-properties officeooo:rsid="0015cd47"/>
    </style:style>
    <style:style style:name="T9" style:family="text">
      <style:text-properties fo:color="#000000" style:text-line-through-style="none" style:text-line-through-type="none" fo:language="pl" fo:country="PL" style:text-underline-style="none" officeooo:rsid="0015cd47" style:text-blinking="false" style:font-size-asian="12pt" style:font-size-complex="12pt" loext:padding="0cm" loext:border="none"/>
    </style:style>
    <style:style style:name="T10" style:family="text">
      <style:text-properties fo:color="#000000" style:text-line-through-style="none" style:text-line-through-type="none" fo:language="pl" fo:country="PL" style:text-underline-style="none" style:text-blinking="false" style:font-size-asian="12pt" style:font-size-complex="12pt" loext:padding="0cm" loext:border="none"/>
    </style:style>
    <style:style style:name="T11" style:family="text">
      <style:text-properties fo:color="#000000" style:text-line-through-style="none" style:text-line-through-type="none" fo:language="pl" fo:country="PL" style:text-underline-style="none" officeooo:rsid="00176635" style:text-blinking="false" style:font-size-asian="12pt" style:font-size-complex="12pt" loext:padding="0cm" loext:border="none"/>
    </style:style>
    <style:style style:name="T12" style:family="text">
      <style:text-properties fo:color="#000000" style:text-line-through-style="none" style:text-line-through-type="none" fo:language="pl" fo:country="PL" style:text-underline-style="none" fo:font-weight="bold" officeooo:rsid="0015cd47" style:text-blinking="false" style:font-size-asian="12pt" style:font-weight-asian="bold" style:font-size-complex="12pt" style:font-weight-complex="bold" loext:padding="0cm" loext:border="none"/>
    </style:style>
    <style:style style:name="T13" style:family="text">
      <style:text-properties fo:color="#000000" style:text-line-through-style="none" style:text-line-through-type="none" fo:language="pl" fo:country="PL" style:text-underline-style="none" fo:font-weight="bold" style:text-blinking="false" style:font-size-asian="12pt" style:font-weight-asian="bold" style:font-size-complex="12pt" style:font-weight-complex="bold" loext:padding="0cm" loext:border="none"/>
    </style:style>
    <style:style style:name="T14" style:family="text">
      <style:text-properties fo:color="#000000" style:text-line-through-style="none" style:text-line-through-type="none" fo:language="pl" fo:country="PL" style:text-underline-style="none" fo:font-weight="bold" officeooo:rsid="00176635" style:text-blinking="false" style:font-size-asian="12pt" style:font-weight-asian="bold" style:font-size-complex="12pt" style:font-weight-complex="bold" loext:padding="0cm" loext:border="none"/>
    </style:style>
    <style:style style:name="T15" style:family="text">
      <style:text-properties officeooo:rsid="00181dcb"/>
    </style:style>
    <style:style style:name="T16" style:family="text">
      <style:text-properties style:text-underline-style="none" style:font-size-asian="12pt" style:font-size-complex="12pt"/>
    </style:style>
    <style:style style:name="T17" style:family="text">
      <style:text-properties style:text-underline-style="none" officeooo:rsid="00176635" style:font-size-asian="12pt" style:font-size-complex="12pt"/>
    </style:style>
    <style:style style:name="T18" style:family="text">
      <style:text-properties style:text-underline-style="none" officeooo:rsid="00181dcb" style:font-size-asian="12pt" style:font-size-complex="12pt"/>
    </style:style>
    <style:style style:name="T19" style:family="text">
      <style:text-properties style:text-underline-style="none" officeooo:rsid="0018d091" style:font-size-asian="12pt" style:font-size-complex="12pt"/>
    </style:style>
    <style:style style:name="T20" style:family="text">
      <style:text-properties style:text-underline-style="none" officeooo:rsid="001a7e5c" style:font-size-asian="12pt" style:font-size-complex="12pt"/>
    </style:style>
    <style:style style:name="T21" style:family="text">
      <style:text-properties style:text-underline-style="none" officeooo:rsid="001b0f25" style:font-size-asian="12pt" style:font-size-complex="12pt"/>
    </style:style>
    <style:style style:name="T22" style:family="text">
      <style:text-properties officeooo:rsid="001a7e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espół nr 2<text:tab/><text:tab/><text:tab/><text:tab/><text:tab/></text:p>
      <text:p text:style-name="P1">Opiekun: Edmund Bejgier</text:p>
      <text:p text:style-name="P1"/>
      <text:p text:style-name="P1">Skład zespołu:</text:p>
      <text:p text:style-name="P1">Rafał Rogala – kierownik, programista</text:p>
      <text:p text:style-name="P4">Wiktor Krzyczkowski – sekretarz, programista</text:p>
      <text:p text:style-name="P4">Dariusz Cichocki – programista</text:p>
      <text:p text:style-name="P4">Witold Weiner – programista</text:p>
      <text:p text:style-name="P4">Radosław Lach – programista</text:p>
      <text:p text:style-name="P13"/>
      <text:p text:style-name="P16">Raport semestralny</text:p>
      <text:p text:style-name="P3"/>
      <text:p text:style-name="P2">Opis projektu:</text:p>
      <text:p text:style-name="P3"/>
      <text:p text:style-name="P5">Tematem projektu „Miniaturowa tablica informacji pasażerskiej” jest przygotowanie kompaktowego wyświetlacza o przekątnej 3-5’’ z mikro-kontrolerem wraz z oprogramowania systemu. W założeniu urządzenie będzie wyświetlało na żywo odjazdy wybranych stacji kolejowych/metra/autobusowych/tramwajowych na własnej, konfigurowalnej miniaturowej tablicy odjazdów. Urządzenie będzie pobierało dane bezprzewodowo poprzez sieć WiFi. W wyniku realizacji projektu powstanie idealny gadżet do domu lub biura jak i fantastyczny prezent dla wszystkich entuzjastów kolei. Przedstawiane będą rozkłady jazdy pociągów lub komunikacji miejskiej na żywo w czasie rzeczywistym zgodnym z realnym przystankiem. Ilość i rodzaj dostępnych informacji zależą od dostępności serwisów API dostarczających dane w trybie on-line. </text:p>
      <text:p text:style-name="P5"/>
      <text:p text:style-name="P14">Opis <text:span text:style-name="T1">zadań</text:span>:</text:p>
      <text:p text:style-name="P14"/>
      <text:p text:style-name="P6"><text:span text:style-name="T1">1) </text:span><text:span text:style-name="T3">Strona WWW </text:span><text:span text:style-name="T1">– utworzenie najpierw szablonu strony projektu, a następnie zaimplementowanie go i udostępnienie strony na wydziałowym serwerze. Bieżące uzupełnianie informacji na stornie internetowej wraz z rozwojem projektu.</text:span></text:p>
      <text:p text:style-name="P6"/>
      <text:p text:style-name="P7">2) <text:span text:style-name="T4">Dobór elektroniki –</text:span><text:span text:style-name="T5"> </text:span><text:span text:style-name="T6">Koncepcja i </text:span><text:span text:style-name="T5">research na temat dostępnych elementów hardware’u do realizacji wytyczonych założeń </text:span><text:span text:style-name="T6">w odniesieniu do urządzenia</text:span><text:span text:style-name="T5">. </text:span><text:span text:style-name="T6">Zaproponowanie odpowiednich elementów i konsultacja ze specjalistą. Testowanie i nauka obsługi otrzymanych próbek urządzeń.</text:span></text:p>
      <text:p text:style-name="P7"/>
      <text:p text:style-name="P8">3) <text:span text:style-name="T2">Koncepcja oprogramowania </text:span>– utworzenie ogólnej specyfikacji w postaci historii użytkownika.</text:p>
      <text:p text:style-name="P8"/>
      <text:p text:style-name="P8">4) <text:span text:style-name="T2">Przygotowanie architektury aplikacji</text:span> – przygotowanie diagramu kontekstu dla całej aplikacji oraz <text:span text:style-name="T7">diagramów kontenerów</text:span> już dla frontendu i backendu <text:span text:style-name="T7">osobno. Research i dobór odpowiednich technologi </text:span><text:span text:style-name="T8">oraz decyzji architektonicznych. Utworzenie schematu bazy danych.</text:span></text:p>
      <text:p text:style-name="P8"/>
      <text:p text:style-name="P17"><text:soft-page-break/><text:span text:style-name="T9">5) </text:span><text:span text:style-name="T12">UX/UI design</text:span><text:span text:style-name="T9"> – utworzenie szkic y poglądowych odnośnie aplikacji web, mobilnej i koncepcji grafiki na urządzeniu.</text:span></text:p>
      <text:p text:style-name="P17"><text:span text:style-name="T9"/></text:p>
      <text:p text:style-name="P18"><text:span text:style-name="T10">6) </text:span><text:span text:style-name="T13">Przygotowanie środowiska</text:span><text:span text:style-name="T10"> – wybór i zaimplementowanie na dockerze odpowiednich technologi i poprawne skonfigurowanie ich działania. Research na temat dostępnych serwerów i ich możliwości.</text:span></text:p>
      <text:p text:style-name="P18"><text:span text:style-name="T10"/></text:p>
      <text:p text:style-name="P18"><text:span text:style-name="T10">7) </text:span><text:span text:style-name="T14">Dostępność API –</text:span><text:span text:style-name="T11"> sprawdzenie dostępnych i możliwych źródeł danych do działania aplikacji oraz koncepcja ich pobierania oraz ustalenie formatu danych.</text:span></text:p>
      <text:p text:style-name="P18"><text:span text:style-name="T11"/></text:p>
      <text:p text:style-name="P18"><text:span text:style-name="T11"/></text:p>
      <text:p text:style-name="P15"><text:span text:style-name="T15">Harmonogram pracy </text:span><text:span text:style-name="T22">i podsumowanie działań</text:span></text:p>
      <text:p text:style-name="P9"><text:span text:style-name="T17"/></text:p>
      <text:p text:style-name="P9"><text:span text:style-name="T18">Harmonogram pracy przesyłam w osobnym pliku pdf, chcę także poinformować, że pracę trwają zgodnie z przyjętym harmonogramem. Jedynym opóźnieniem jest sprzęt i jego dostępność, ale otrzymaliśmy zamiennik do testowania, dzięki czemu sama praca nad aplikacją nie jest opóźniona.</text:span></text:p>
      <text:p text:style-name="P9"><text:span text:style-name="T18"/></text:p>
      <text:p text:style-name="P10"><text:span text:style-name="T16">Harmonogram jak już wcześniej wspominałem jest realizowany zgodnie z planem i nie ma potrzeb </text:span><text:span text:style-name="T19">jego</text:span><text:span text:style-name="T16"> zmian</text:span><text:span text:style-name="T19">y, a zadnia są</text:span><text:span text:style-name="T16"> </text:span><text:span text:style-name="T20">przydzielane na bieżąco w zależności od nakładu pracy i czasu potrzebnego do ich zrealizowania.</text:span></text:p>
      <text:p text:style-name="P10"><text:span text:style-name="T20"/></text:p>
      <text:p text:style-name="P11"><text:span text:style-name="T16">Najważniejszym problemem jest dostępność API pozwalających na pobieranie danych </text:span><text:span text:style-name="T21">z rozkładami jazdy, przystankami itp. Dzięki naszemu opiekunowi uzyskamy dostęp do danych o przejazdach kolei. A także sami dalej szukamy udostępnionych publicznie API od miejskich lub metropolitarnych zarządów komunikacji miejskiej lub przewoźników, jak na razie znaleźliśmy API metropolii Śląskiej na podstawie którego rozpoczniemy budować nasz cały system dostarczania informacji. Zakładamy że z czasem uda nam się zdobyć więcej danych z innych źródeł i regionów na temat transportu publicznego.</text:span></text:p>
      <text:p text:style-name="P11"><text:span text:style-name="T21"/></text:p>
      <text:p text:style-name="P12"><text:span text:style-name="T16">Szacunkowo jesteśmy na jak najlepszej drodze aby zakończyć projekt w zadanym terminie szczególnie, że zakładamy bufor czasowy na wypadek pewnych opóźnień które mogą się pojawić w czasie implementacji oprogramowania.</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12:41:41.243776129</meta:creation-date>
    <dc:date>2023-02-04T23:37:10.921179195</dc:date>
    <meta:editing-duration>PT15M5S</meta:editing-duration>
    <meta:editing-cycles>4</meta:editing-cycles>
    <meta:generator>LibreOffice/6.4.7.2$Linux_X86_64 LibreOffice_project/40$Build-2</meta:generator>
    <meta:document-statistic meta:table-count="0" meta:image-count="0" meta:object-count="0" meta:page-count="2" meta:paragraph-count="24" meta:word-count="469" meta:character-count="3687" meta:non-whitespace-character-count="3224"/>
  </office:meta>
</office:document-meta>
</file>